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8c9" officeooo:paragraph-rsid="001b18c9"/>
    </style:style>
    <style:style style:name="T1" style:family="text">
      <style:text-properties officeooo:rsid="001c7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d" text:name="Fiche.id"/>
      </text:user-field-decls>
      <text:p text:style-name="P1"><text:span text:style-name="T1">Mon id : </text:span><text:user-field-get text:name="Fiche.id">id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Massé</meta:initial-creator>
    <meta:creation-date>2015-04-15T15:45:02.020039612</meta:creation-date>
    <dc:date>2015-04-29T10:48:50.394245770</dc:date>
    <dc:creator>Aurélien Massé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4" meta:character-count="11" meta:non-whitespace-character-count="8"/>
  </office:meta>
</office:document-meta>
</file>